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Info.getRole(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Info.clear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.setRootLogger( String root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.Configura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Info.addImpor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.getRoleForName( String alia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Info.getRoo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.getKeyClas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.addComponent( Componen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.ConfigurationInfo( ConfigurationInfo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Info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.remove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fo.addRole( String role , Componen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Info.getShorth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